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5"/>
    <style:style style:name="P4" style:family="paragraph" style:parent-style-name="List_20_Paragraph" style:list-style-name="WWNum5">
      <style:paragraph-properties fo:margin-left="2.251cm" fo:margin-right="0cm" fo:text-indent="-0.635cm" style:auto-text-indent="false"/>
    </style:style>
    <style:style style:name="P5" style:family="paragraph" style:parent-style-name="List_20_Paragraph" style:list-style-name="WWNum9"/>
    <style:style style:name="P6" style:family="paragraph" style:parent-style-name="List_20_Paragraph" style:list-style-name="WWNum7">
      <style:paragraph-properties fo:margin-left="0.751cm" fo:margin-right="0cm" fo:margin-top="0cm" fo:margin-bottom="0cm" style:contextual-spacing="true" fo:line-height="150%" fo:text-indent="-0.635cm" style:auto-text-indent="false"/>
    </style:style>
    <style:style style:name="P7" style:family="paragraph" style:parent-style-name="List_20_Paragraph" style:list-style-name="WWNum6">
      <style:paragraph-properties fo:margin-top="0cm" fo:margin-bottom="0cm" style:contextual-spacing="true" fo:line-height="150%"/>
    </style:style>
    <style:style style:name="P8" style:family="paragraph" style:parent-style-name="List_20_Paragraph" style:list-style-name="WWNum8">
      <style:paragraph-properties fo:margin-top="0cm" fo:margin-bottom="0cm" style:contextual-spacing="true" fo:line-height="150%"/>
    </style:style>
    <style:style style:name="P9" style:family="paragraph" style:parent-style-name="Standard">
      <style:paragraph-properties fo:margin-left="0cm" fo:margin-right="0cm" fo:text-indent="0.635cm" style:auto-text-indent="false"/>
    </style:style>
    <style:style style:name="P10" style:family="paragraph" style:parent-style-name="Standard" style:list-style-name="WWNum3">
      <style:paragraph-properties fo:margin-top="0cm" fo:margin-bottom="0cm" style:contextual-spacing="false" fo:line-height="100%"/>
    </style:style>
    <style:style style:name="P11" style:family="paragraph" style:parent-style-name="Standard">
      <style:paragraph-properties fo:margin-left="0.63cm" fo:margin-right="0cm" fo:margin-top="0.212cm" fo:margin-bottom="0.353cm" style:contextual-spacing="false" fo:text-indent="0cm" style:auto-text-indent="false"/>
    </style:style>
    <style:style style:name="P12" style:family="paragraph" style:parent-style-name="Standard">
      <style:paragraph-properties fo:margin-left="0.635cm" fo:margin-right="0cm" fo:text-indent="0cm" style:auto-text-indent="false"/>
    </style:style>
    <style:style style:name="P13" style:family="paragraph" style:parent-style-name="Standard">
      <style:paragraph-properties fo:margin-left="0.635cm" fo:margin-right="0cm" fo:text-indent="0.614cm" style:auto-text-indent="false"/>
    </style:style>
    <style:style style:name="P14" style:family="paragraph" style:parent-style-name="Standard">
      <style:paragraph-properties fo:line-height="150%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Wingdings" style:font-name-asian="Wingdings1" style:font-name-complex="Wingdings1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Итоговое задание по курсу БД. 2 семестр.</text:span></text:p>
      <text:p text:style-name="Standard"><text:tab/>Требуется написать <text:span text:style-name="T2">backend</text:span> и клиентское приложение (<text:span text:style-name="T2">web</text:span> или <text:span text:style-name="T2">desktop</text:span>) для работы с предметной областью в соответствии с вариантом, где модель предметной области реализуется в виде <text:span text:style-name="T2">SQL</text:span>-<text:span text:style-name="T2">DB</text:span>. </text:p>
      <text:p text:style-name="Standard"><text:span text:style-name="T2">CRUD = Create, Read, Update, Delete.</text:span></text:p>
      <text:p text:style-name="Standard"><text:span text:style-name="T4">Общие для вариантов 1, 2, 3, 42-48 функциональные возможности</text:span>:</text:p>
      <text:list xml:id="list2819058645" text:style-name="WWNum1">
        <text:list-item>
          <text:p text:style-name="P1">Аутентификация + авторизация пользователя + восстановление пароля.</text:p>
        </text:list-item>
        <text:list-item>
          <text:p text:style-name="P1"><text:span text:style-name="T2">CRUD</text:span> всех сущностей в БД / предметной области через <text:span text:style-name="T2">DataGrid</text:span>-ы по значимым модельным таблицам (т.е. не учитывать связующие таблицы; реализация <text:span text:style-name="T4">только через </text:span><text:span text:style-name="T3">ORM</text:span>).<text:line-break/><text:span text:style-name="T4">Примечание</text:span>: максимально использовать стандартные компоненты; предусмотреть возможность оптимальной работы с большими данными и частыми однотипными запросами (<text:span text:style-name="T2">Cache</text:span> <text:span text:style-name="T2">service</text:span>; пагинация; …).</text:p>
        </text:list-item>
        <text:list-item>
          <text:p text:style-name="P1">Задание в конфиге <text:span text:style-name="T2">Connection</text:span> <text:span text:style-name="T2">string</text:span> (IP, порт).</text:p>
        </text:list-item>
        <text:list-item>
          <text:p text:style-name="P1">Ввод и исполнение запросов вручную. </text:p>
        </text:list-item>
        <text:list-item>
          <text:p text:style-name="P1">[Опционально, желающим получить 5] Модуль управления пользователями системы (<text:span text:style-name="T2">CRUD</text:span>), включающий в себя ролевую систему по принципу <text:span text:style-name="T2">ACL</text:span>-таблицы.<text:line-break/><text:span text:style-name="T4">Примечание</text:span>: права, роли и связи между ними могут быть жёсткими, но содержаться должны не хардкорно, а в конфигах. Прав можно реализовать штуки 3-4 несложных.</text:p>
        </text:list-item>
      </text:list>
      <text:p text:style-name="Standard"><text:span text:style-name="T4">Нефункциональные требования:</text:span></text:p>
      <text:list xml:id="list1116518434" text:style-name="WWNum2">
        <text:list-item>
          <text:p text:style-name="P2">Понятный графический (!) интерфейс (никаких ручных запросов (за исключением п. 4 выше)), сделайте его модульным (разбить его на разделы / модули в соответствии с необходимой функциональностью).<text:line-break/><text:span text:style-name="T4">Важно</text:span>: уделите особое внимание проектированию интерфейса, продумайте его ДО начала кодирования, а НЕ в процессе.</text:p>
        </text:list-item>
        <text:list-item>
          <text:p text:style-name="P2">Написать клиент на любом ОО-языке (С++, <text:span text:style-name="T2">Java</text:span>, <text:span text:style-name="T2">C</text:span>#; технологии <text:span text:style-name="T2">ASP</text:span>.<text:span text:style-name="T2">NET</text:span> <text:span text:style-name="T2">MVC</text:span> (очень приветствуется <text:span text:style-name="T6"></text:span>) \ <text:span text:style-name="T2">jQuery</text:span> \ <text:span text:style-name="T2">AJAX</text:span> \ <text:span text:style-name="T2">Bootstrap</text:span> \ <text:span text:style-name="T2">React</text:span>; крайне не желательно писать на <text:span text:style-name="T2">Python</text:span> или <text:span text:style-name="T2">Perl</text:span>).</text:p>
        </text:list-item>
        <text:list-item>
          <text:p text:style-name="P2">При написании клиента использовать принципы ОО-проектирования и <text:span text:style-name="T2">SOLID</text:span>, архитектуру делать слабосвязной и масштабируемой в соответствии с <text:span text:style-name="T2">MVC</text:span>-паттерном. Однако особо будет оценён <text:span text:style-name="T2">SOA</text:span> / <text:span text:style-name="T2">mSOA</text:span>-подход.</text:p>
        </text:list-item>
      </text:list>
      <text:p text:style-name="P9">За основу БД, с которой будет осуществляться работа, взять свой вариант ниже.</text:p>
      <text:p text:style-name="P12"><text:span text:style-name="T7">Вариант 2. Банк (АБС).</text:span></text:p>
      <text:p text:style-name="P12">Схема БД (которую нужно спроектировать) и приложение для работы <text:span text:style-name="T4">оператора банка</text:span> должны учитывать следующие функциональные возможности:</text:p>
      <text:list xml:id="list516041667" text:style-name="WWNum5">
        <text:list-item>
          <text:p text:style-name="P3"><text:span text:style-name="T2">CRUD</text:span> по тарифам (условиям доступных кредитов: доступные сроки, ставки, суммы).</text:p>
        </text:list-item>
        <text:list-item>
          <text:p text:style-name="P3">Блокировка клиента на заданный период.</text:p>
        </text:list-item>
        <text:list-item>
          <text:p text:style-name="P3"><text:soft-page-break/>Присвоение клиенту тарифа (одобрение кредита с условиями, соответствующими тарифу).</text:p>
        </text:list-item>
        <text:list-item>
          <text:p text:style-name="P3">Создание кредитов с аннуитетными платежами (равные платежи через равные отрезки времени, формулу расчёта аннуитета по <text:span text:style-name="T4">заданным</text:span> (в интерфейсе) телу кредита, сроку и ставке легко загуглить).</text:p>
        </text:list-item>
        <text:list-item>
          <text:p text:style-name="P3">Внесение платежа по кредиту (оператором вручную) с учётом каналов: через банковский счёт (комиссии нет), карту (есть комиссия за выдачу (падает в долг)), <text:span text:style-name="T2">Yandex</text:span>.<text:span text:style-name="T2">Money</text:span> (есть комиссия), <text:span text:style-name="T2">QIWI</text:span> (есть комиссия).<text:line-break/><text:span text:style-name="T4">Важно</text:span>: при внесении платежа стоит учитывать кейсы (типы платежей):</text:p>
          <text:list>
            <text:list-item>
              <text:p text:style-name="P3">Досрочный платёж =&gt; пересчёт оставшейся части Графика платежей с учётом аннуитентности.</text:p>
            </text:list-item>
            <text:list-item>
              <text:p text:style-name="P3">Платёж в дату по Графику платежей, но не полное погашение кредита.</text:p>
            </text:list-item>
            <text:list-item>
              <text:p text:style-name="P3">Полное погашение кредита в График (последний платёж; кредит надо закрыть).</text:p>
            </text:list-item>
            <text:list-item>
              <text:p text:style-name="P3">Полное досрочное погашение кредита (рассчитывать необходимую сумму; кредит нужно закрыть).</text:p>
            </text:list-item>
            <text:list-item>
              <text:p text:style-name="P3">Сумма платежа больше необходимой по расчётам (остаток падает в переплату).</text:p>
            </text:list-item>
          </text:list>
        </text:list-item>
        <text:list-item>
          <text:p text:style-name="P3"><text:span text:style-name="T2">CRUD</text:span> по клиентам-кредитам с поиском (фильтрами) и профилем клиента-кредита.<text:line-break/><text:span text:style-name="T4">Важно</text:span>: клиент может иметь в один момент времени не более одного активного кредита.<text:line-break/>Профиль клиента включает (разбить на (под)вкладки):</text:p>
          <text:list>
            <text:list-item>
              <text:p text:style-name="P3">Вся персональная информация.</text:p>
            </text:list-item>
            <text:list-item>
              <text:p text:style-name="P3">Вся история кредитов в системе.</text:p>
            </text:list-item>
            <text:list-item>
              <text:p text:style-name="P3">График платежей по активному кредиту (если есть).</text:p>
            </text:list-item>
            <text:list-item>
              <text:p text:style-name="P3">Наличие просрочки и информации по ней.</text:p>
            </text:list-item>
            <text:list-item>
              <text:p text:style-name="P3">Балансы по кредиту: тело кредита, проценты, штрафы, комиссии за выдачу.</text:p>
            </text:list-item>
            <text:list-item>
              <text:p text:style-name="P3">Все платежи (выдача; внесённые платежи, <text:span text:style-name="T2">CRUD</text:span> этих платежей) по различным каналам выдачи / погашения.</text:p>
            </text:list-item>
          </text:list>
        </text:list-item>
      </text:list>
      <text:p text:style-name="P13">Фильтры включают в себя, как минимум:</text:p>
      <text:list xml:id="list52409089061" text:continue-numbering="true" text:style-name="WWNum5">
        <text:list-item>
          <text:list>
            <text:list-item>
              <text:list>
                <text:list-item>
                  <text:p text:style-name="P4">Все параметры профиля кредита или клиента.</text:p>
                </text:list-item>
                <text:list-item>
                  <text:p text:style-name="P4">Состояние кредита (закрыт, активен, просрочен).</text:p>
                </text:list-item>
                <text:list-item>
                  <text:p text:style-name="P4">Состояние клиента (нет кредитов / есть тариф; есть кредит; нет тарифа; заблокирован).</text:p>
                </text:list-item>
                <text:list-item>
                  <text:p text:style-name="P4">Текущая прибыльность: диапазон от и до.<text:line-break/>Прибыльность = &lt;входящий денежный поток по кредиту на момент &lt;сейчас&gt;&gt; / &lt;тело кредита&gt;</text:p>
                </text:list-item>
              </text:list>
            </text:list-item>
          </text:list>
        </text:list-item>
        <text:list-item>
          <text:p text:style-name="P3">Отчёт с агрегацией последовательно по &lt;дням =&gt; месяцам =&gt; годам&gt; (см. <text:span text:style-name="T2">ROLLUP</text:span>) по выдачам с указанием следующих данных:</text:p>
          <text:list>
            <text:list-item>
              <text:p text:style-name="P3">Объём выдачи за период.</text:p>
            </text:list-item>
            <text:list-item>
              <text:p text:style-name="P3">Объём возвратов за период.</text:p>
            </text:list-item>
            <text:list-item>
              <text:p text:style-name="P3">Процент просроченных кредитов на момент времени &lt;текущий день&gt; с датой погашения, попадающий в заданный период.</text:p>
            </text:list-item>
            <text:list-item>
              <text:p text:style-name="P3">Итоговая прибыльность (&lt;все платежи по кредитам до момента &lt;сейчас&gt; с датой погашения, попадающей в период&gt; / &lt;сумма тел <text:soft-page-break/>кредитов с датой погашения, попадающей в период&gt;) на момент &lt;текущий день&gt;.</text:p>
            </text:list-item>
            <text:list-item>
              <text:p text:style-name="P3">Прибыльность +2<text:span text:style-name="T2">M</text:span> на момент времени &lt;дата погашения по договору + 2 месяца&gt;.</text:p>
            </text:list-item>
          </text:list>
        </text:list-item>
      </text:list>
      <text:p text:style-name="Standard"><text:span text:style-name="T5">Важно</text:span>: максимально предусмотреть все ограничения целостности (к примеру, нельзя создать кредит у клиента с уже существующим кредитом или клиенту без тарифа или с тарифом, но с несоответствующими условиями; невозможно внести платёж по несуществующему кредиту и т.д.).</text:p>
      <text:p text:style-name="Standard"><text:span text:style-name="Internet_20_link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line-height="100%" fo:keep-with-next="always"/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2.03cm" fo:margin-right="2.03cm" style:writing-mode="lr-tb" style:layout-grid-color="#c0c0c0" style:layout-grid-lines="26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cemt</meta:initial-creator>
    <meta:editing-cycles>3</meta:editing-cycles>
    <meta:creation-date>2023-02-09T08:25:00</meta:creation-date>
    <dc:date>2024-05-11T00:00:50.355676097</dc:date>
    <meta:editing-duration>PT3M35S</meta:editing-duration>
    <meta:generator>LibreOffice/7.3.7.2$Linux_X86_64 LibreOffice_project/30$Build-2</meta:generator>
    <meta:document-statistic meta:table-count="0" meta:image-count="0" meta:object-count="0" meta:page-count="3" meta:paragraph-count="45" meta:word-count="693" meta:character-count="4866" meta:non-whitespace-character-count="4251"/>
    <meta:user-defined meta:name="AppVersion">16.0000</meta:user-defined>
    <meta:user-defined meta:name="Company">Accemt</meta:user-defined>
    <meta:template xlink:type="simple" xlink:actuate="onRequest" xlink:title="Normal.dotm" xlink:href=""/>
  </office:meta>
</office:document-meta>
</file>